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1" svg:font-family="Albany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4.036cm"/>
    </style:style>
    <style:style style:name="co7" style:family="table-column">
      <style:table-column-properties fo:break-before="auto" style:column-width="3.48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648cm"/>
    </style:style>
    <style:style style:name="co10" style:family="table-column">
      <style:table-column-properties fo:break-before="auto" style:column-width="0.515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47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3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Albany1" fo:font-size="8pt"/>
    </style:style>
    <style:style style:name="ce5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6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7" style:family="table-cell" style:parent-style-name="Default">
      <style:text-properties style:font-name="Albany1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10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11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13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14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16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lbany1" fo:font-size="8pt"/>
    </style:style>
    <style:style style:name="ce18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19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21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22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24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5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26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lbany1" fo:font-size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9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0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31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2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34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5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38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9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40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41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42" style:family="table-cell" style:parent-style-name="Default">
      <style:table-cell-properties fo:border-bottom="none" fo:border-left="none" fo:border-right="0.002cm solid #000000" fo:border-top="none"/>
      <style:text-properties style:font-name="Albany1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44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46" style:family="table-cell" style:parent-style-name="Default">
      <style:table-cell-properties fo:border-bottom="none" fo:background-color="#ffff00" fo:border-left="none" fo:border-right="none" fo:border-top="0.002cm solid #000000"/>
      <style:text-properties style:font-name="Albany1"/>
    </style:style>
    <style:style style:name="ce47" style:family="table-cell" style:parent-style-name="Default">
      <style:table-cell-properties fo:border-bottom="0.002cm solid #000000" fo:background-color="#ffff00" fo:border-left="none" fo:border-right="none" fo:border-top="none"/>
      <style:text-properties style:font-name="Albany1"/>
    </style:style>
    <style:style style:name="ce48" style:family="table-cell" style:parent-style-name="Default">
      <style:table-cell-properties fo:border-bottom="none" fo:background-color="#ffff00" fo:border-left="none" fo:border-right="0.002cm solid #000000" fo:border-top="0.002cm solid #000000"/>
      <style:text-properties style:font-name="Albany1"/>
    </style:style>
    <style:style style:name="ce49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font-name="Albany1" fo:font-size="8pt" style:font-size-asian="8pt" style:font-size-complex="8pt"/>
    </style:style>
    <style:style style:name="ce50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51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52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53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style:font-name="Albany1" fo:font-size="8pt"/>
    </style:style>
    <style:style style:name="ce54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Albany1" fo:font-size="8pt"/>
    </style:style>
    <style:style style:name="ce56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57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style:font-name="Albany1" fo:font-size="8pt"/>
    </style:style>
    <style:style style:name="ce58" style:family="table-cell" style:parent-style-name="Default">
      <style:table-cell-properties fo:border-bottom="none" fo:background-color="#b3b3b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59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lbany1" fo:font-size="8pt"/>
    </style:style>
    <style:style style:name="ce61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style:font-name="Albany1" fo:font-size="8pt"/>
    </style:style>
    <style:style style:name="ce62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63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ta_extref" style:family="table">
      <style:table-properties table:display="false"/>
    </style:style>
  </office:automatic-styles>
  <office:body>
    <office:spreadsheet>
      <table:table table:name="Der Plan des Wahnsinn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2" table:default-cell-style-name="ce7"/>
        <table:table-column table:style-name="co6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2" table:number-columns-repeated="2" table:default-cell-style-name="ce7"/>
        <table:table-column table:style-name="co8" table:default-cell-style-name="ce7"/>
        <table:table-column table:style-name="co2" table:number-columns-repeated="2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1002" table:default-cell-style-name="ce7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2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3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4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5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6. Semester</text:p>
          </table:table-cell>
          <table:covered-table-cell table:style-name="ce1"/>
          <table:covered-table-cell table:style-name="ce53"/>
          <table:table-cell table:style-name="ce1" office:value-type="string" table:number-columns-spanned="3" table:number-rows-spanned="1">
            <text:p>LP</text:p>
          </table:table-cell>
          <table:covered-table-cell/>
          <table:covered-table-cell table:style-name="ce45"/>
          <table:table-cell table:style-name="ce55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55"/>
          <table:covered-table-cell table:style-name="ce55"/>
          <table:covered-table-cell table:style-name="ce45"/>
          <table:table-cell table:style-name="ce55" table:number-columns-repeated="234"/>
          <table:table-cell table:number-columns-repeated="768"/>
        </table:table-row>
        <table:table-row table:style-name="ro3">
          <table:table-cell table:style-name="ce3" office:value-type="string" table:number-columns-spanned="1" table:number-rows-spanned="19">
            <text:p>Informatik</text:p>
          </table:table-cell>
          <table:table-cell table:style-name="ce8"/>
          <table:table-cell table:style-name="ce4" table:number-columns-repeated="2"/>
          <table:table-cell table:style-name="ce8"/>
          <table:table-cell table:style-name="ce4" table:number-columns-repeated="2"/>
          <table:table-cell table:style-name="ce8"/>
          <table:table-cell table:style-name="ce4" table:number-columns-repeated="2"/>
          <table:table-cell table:style-name="ce8"/>
          <table:table-cell table:style-name="ce4"/>
          <table:table-cell table:style-name="ce45"/>
          <table:table-cell table:style-name="ce8"/>
          <table:table-cell table:style-name="ce4" table:number-columns-repeated="2"/>
          <table:table-cell table:style-name="ce8"/>
          <table:table-cell table:style-name="ce4"/>
          <table:table-cell table:style-name="ce8"/>
          <table:table-cell table:style-name="ce56"/>
          <table:table-cell table:style-name="ce61" office:value-type="string">
            <text:p>117 – 121</text:p>
          </table:table-cell>
          <table:table-cell table:style-name="ce63"/>
          <table:table-cell table:style-name="ce55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Programmieren I</text:p>
          </table:table-cell>
          <table:table-cell table:style-name="ce17"/>
          <table:table-cell table:style-name="ce23"/>
          <table:table-cell table:style-name="ce11" office:value-type="string">
            <text:p>Programmieren II</text:p>
          </table:table-cell>
          <table:table-cell table:style-name="ce17"/>
          <table:table-cell table:style-name="ce23"/>
          <table:table-cell table:style-name="ce11" office:value-type="string">
            <text:p>Softwaretechnik I</text:p>
          </table:table-cell>
          <table:table-cell table:style-name="ce36"/>
          <table:table-cell table:style-name="ce9"/>
          <table:table-cell table:style-name="ce11" office:value-type="string">
            <text:p><text:s/>SEP </text:p>
          </table:table-cell>
          <table:table-cell table:style-name="ce37"/>
          <table:table-cell table:style-name="ce12"/>
          <table:table-cell table:style-name="ce11" office:value-type="string">
            <text:p>Techn. Informatik I</text:p>
          </table:table-cell>
          <table:table-cell table:style-name="ce37"/>
          <table:table-cell table:style-name="ce12"/>
          <table:table-cell table:style-name="ce11" office:value-type="string">
            <text:p>Bachelorarbeit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6 LP</text:p>
          </table:table-cell>
          <table:table-cell table:style-name="ce17"/>
          <table:table-cell table:style-name="ce23"/>
          <table:table-cell table:style-name="ce11" office:value-type="string">
            <text:p>6 LP</text:p>
          </table:table-cell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36"/>
          <table:table-cell table:style-name="ce9"/>
          <table:table-cell table:style-name="ce11" office:value-type="string">
            <text:p>8 LP</text:p>
          </table:table-cell>
          <table:table-cell table:style-name="ce37"/>
          <table:table-cell table:style-name="ce12"/>
          <table:table-cell table:style-name="ce11" office:value-type="string">
            <text:p>4 LP</text:p>
          </table:table-cell>
          <table:table-cell table:style-name="ce37"/>
          <table:table-cell table:style-name="ce12"/>
          <table:table-cell table:style-name="ce11" office:value-type="string">
            <text:p>15 LP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8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Algorith. u. Datenstr.</text:p>
          </table:table-cell>
          <table:table-cell table:style-name="ce17"/>
          <table:table-cell table:style-name="ce23"/>
          <table:table-cell table:style-name="ce11" office:value-type="string">
            <text:p>Techn. Informatik II</text:p>
          </table:table-cell>
          <table:table-cell table:style-name="ce17"/>
          <table:table-cell table:style-name="ce23"/>
          <table:table-cell table:style-name="ce11" office:value-type="string">
            <text:p>Betriebssyteme</text:p>
          </table:table-cell>
          <table:table-cell table:style-name="ce37"/>
          <table:table-cell table:style-name="ce12"/>
          <table:table-cell/>
          <table:table-cell table:style-name="ce37"/>
          <table:table-cell table:style-name="ce12"/>
          <table:table-cell/>
          <table:table-cell table:style-name="ce37"/>
          <table:table-cell table:style-name="ce12"/>
          <table:table-cell table:style-name="ce11" office:value-type="string">
            <text:p>Theo. Informatik II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8 LP</text:p>
          </table:table-cell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37"/>
          <table:table-cell table:style-name="ce12"/>
          <table:table-cell/>
          <table:table-cell table:style-name="ce37"/>
          <table:table-cell table:style-name="ce12"/>
          <table:table-cell/>
          <table:table-cell table:style-name="ce37"/>
          <table:table-cell table:style-name="ce12"/>
          <table:table-cell table:style-name="ce11" office:value-type="string">
            <text:p>6 LP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8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12" table:number-columns-repeated="2"/>
          <table:table-cell table:style-name="ce37"/>
          <table:table-cell table:style-name="ce12"/>
          <table:table-cell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1"/>
          <table:table-cell table:style-name="ce9"/>
          <table:table-cell/>
          <table:table-cell table:style-name="ce4"/>
          <table:table-cell table:style-name="ce8"/>
          <table:table-cell table:style-name="ce11" office:value-type="string">
            <text:p>Computernetze</text:p>
          </table:table-cell>
          <table:table-cell table:style-name="ce4"/>
          <table:table-cell table:style-name="ce8"/>
          <table:table-cell table:style-name="ce11" office:value-type="string">
            <text:p>Rel. Datenbanksyst. I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12"/>
          <table:table-cell table:style-name="ce25" office:value-type="string">
            <text:p>Teamprojekt</text:p>
          </table:table-cell>
          <table:table-cell table:style-name="ce37"/>
          <table:table-cell table:style-name="ce12"/>
          <table:table-cell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/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12"/>
          <table:table-cell table:style-name="ce25" office:value-type="string">
            <text:p>6 LP</text:p>
          </table:table-cell>
          <table:table-cell table:style-name="ce37"/>
          <table:table-cell table:style-name="ce12"/>
          <table:table-cell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/>
          <table:table-cell table:style-name="ce17"/>
          <table:table-cell table:style-name="ce23"/>
          <table:table-cell table:style-name="ce11" office:value-type="string">
            <text:p>Logik</text:p>
          </table:table-cell>
          <table:table-cell table:style-name="ce17"/>
          <table:table-cell table:style-name="ce23"/>
          <table:table-cell table:style-name="ce11" office:value-type="string">
            <text:p>Theo. Informatik I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12"/>
          <table:table-cell table:style-name="ce25" office:value-type="string">
            <text:p>Seminar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8"/>
          <table:table-cell/>
          <table:table-cell table:style-name="ce17"/>
          <table:table-cell table:style-name="ce23"/>
          <table:table-cell table:style-name="ce11" office:value-type="string">
            <text:p>5 LP</text:p>
          </table:table-cell>
          <table:table-cell table:style-name="ce17"/>
          <table:table-cell table:style-name="ce23"/>
          <table:table-cell table:style-name="ce11" office:value-type="string">
            <text:p>5 LP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12"/>
          <table:table-cell table:style-name="ce25" office:value-type="string">
            <text:p>4 LP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4"/>
          <table:table-cell table:style-name="ce8"/>
          <table:table-cell table:style-name="ce12"/>
          <table:table-cell table:style-name="ce4"/>
          <table:table-cell table:style-name="ce8"/>
          <table:table-cell table:style-name="ce1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1" office:value-type="string">
            <text:p>HW-SW-Systeme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8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1" office:value-type="string">
            <text:p>4 LP</text:p>
          </table:table-cell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9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12" table:number-columns-repeated="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9"/>
          <table:table-cell table:style-name="ce12"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25" office:value-type="string" table:number-columns-spanned="10" table:number-rows-spanned="1">
            <text:p>Wahlpflichtbereich Informatik( 20-24 LP), z.B:</text:p>
          </table:table-cell>
          <table:covered-table-cell table:style-name="ce25"/>
          <table:covered-table-cell table:style-name="ce44"/>
          <table:covered-table-cell table:style-name="ce25"/>
          <table:covered-table-cell table:style-name="ce25"/>
          <table:covered-table-cell table:style-name="ce44"/>
          <table:covered-table-cell table:style-name="ce25"/>
          <table:covered-table-cell table:style-name="ce46"/>
          <table:covered-table-cell table:style-name="ce46"/>
          <table:covered-table-cell table:style-name="ce48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9"/>
          <table:table-cell table:style-name="ce12"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29" office:value-type="string">
            <text:p>4 LP</text:p>
          </table:table-cell>
          <table:table-cell table:style-name="ce38" table:number-columns-repeated="2"/>
          <table:table-cell table:style-name="ce38" office:value-type="string">
            <text:p>9 LP</text:p>
          </table:table-cell>
          <table:table-cell table:style-name="ce38" table:number-columns-repeated="2"/>
          <table:table-cell table:style-name="ce38" office:value-type="string">
            <text:p>10 LP</text:p>
          </table:table-cell>
          <table:table-cell table:style-name="ce47" table:number-columns-repeated="2"/>
          <table:table-cell table:style-name="ce49" office:value-type="string">
            <text:p>0 LP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4"/>
          <table:table-cell table:style-name="ce8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/>
          <table:table-cell table:style-name="ce37"/>
          <table:table-cell table:style-name="ce9"/>
          <table:table-cell table:style-name="ce12"/>
          <table:table-cell table:style-name="ce3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style-name="ce9"/>
          <table:covered-table-cell table:number-columns-repeated="16"/>
          <table:covered-table-cell table:style-name="ce37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 office:value-type="string" table:number-columns-spanned="1" table:number-rows-spanned="7">
            <text:p>Mathematik</text:p>
          </table:table-cell>
          <table:table-cell table:style-name="ce9"/>
          <table:table-cell table:style-name="ce4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37"/>
          <table:table-cell table:style-name="ce58"/>
          <table:table-cell table:style-name="ce57" office:value-type="float" office:value="35">
            <text:p>35</text:p>
          </table:table-cell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8"/>
          <table:table-cell table:style-name="ce11" office:value-type="string">
            <text:p>Lineare Algebra</text:p>
          </table:table-cell>
          <table:table-cell table:style-name="ce17"/>
          <table:table-cell table:style-name="ce23"/>
          <table:table-cell table:style-name="ce11" office:value-type="string">
            <text:p>Analysis</text:p>
          </table:table-cell>
          <table:table-cell table:style-name="ce17"/>
          <table:table-cell table:style-name="ce23"/>
          <table:table-cell/>
          <table:table-cell table:style-name="ce17"/>
          <table:table-cell table:style-name="ce23"/>
          <table:table-cell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10 LP</text:p>
          </table:table-cell>
          <table:table-cell table:style-name="ce17"/>
          <table:table-cell table:style-name="ce23"/>
          <table:table-cell table:style-name="ce11" office:value-type="string">
            <text:p>10 LP</text:p>
          </table:table-cell>
          <table:table-cell table:style-name="ce17"/>
          <table:table-cell table:style-name="ce23"/>
          <table:table-cell/>
          <table:table-cell table:style-name="ce17"/>
          <table:table-cell table:style-name="ce23"/>
          <table:table-cell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1" office:value-type="string">
            <text:p>Diskrete Mathematik</text:p>
          </table:table-cell>
          <table:table-cell table:style-name="ce17"/>
          <table:table-cell table:style-name="ce23"/>
          <table:table-cell table:style-name="ce25" office:value-type="string">
            <text:p>Math. Wahlpflicht II</text:p>
          </table:table-cell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25" office:value-type="string">
            <text:p>Math. Wahlpflicht II</text:p>
          </table:table-cell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8"/>
          <table:table-cell table:style-name="ce11" office:value-type="string">
            <text:p>5 LP</text:p>
          </table:table-cell>
          <table:table-cell table:style-name="ce17"/>
          <table:table-cell table:style-name="ce23"/>
          <table:table-cell table:style-name="ce25" office:value-type="string">
            <text:p>5 LP</text:p>
          </table:table-cell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25" office:value-type="string">
            <text:p>5 LP</text:p>
          </table:table-cell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5"/>
          <table:table-cell table:style-name="ce9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style-name="ce9"/>
          <table:covered-table-cell table:number-columns-repeated="4"/>
          <table:covered-table-cell table:style-name="ce17"/>
          <table:covered-table-cell table:style-name="ce23"/>
          <table:covered-table-cell table:number-columns-repeated="10"/>
          <table:covered-table-cell table:style-name="ce37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 office:value-type="string" table:number-columns-spanned="1" table:number-rows-spanned="5">
            <text:p>Nebenfach</text:p>
          </table:table-cell>
          <table:table-cell table:style-name="ce8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37"/>
          <table:table-cell table:style-name="ce58"/>
          <table:table-cell table:style-name="ce57" office:value-type="string">
            <text:p>14 – 18</text:p>
          </table:table-cell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30" office:value-type="string" table:number-columns-spanned="10" table:number-rows-spanned="1">
            <text:p>Nebenfach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50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2"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31" office:value-type="string" table:number-columns-spanned="10" table:number-rows-spanned="1">
            <text:p>Module im Umfang von 14-18 LP, zum Beispiel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51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4"/>
          <table:table-cell table:style-name="ce12"/>
          <table:table-cell table:style-name="ce17"/>
          <table:table-cell table:style-name="ce23"/>
          <table:table-cell/>
          <table:table-cell table:style-name="ce17"/>
          <table:table-cell table:style-name="ce23"/>
          <table:table-cell table:style-name="ce32" office:value-type="string">
            <text:p>5 LP</text:p>
          </table:table-cell>
          <table:table-cell table:style-name="ce41" table:number-columns-repeated="2"/>
          <table:table-cell table:style-name="ce32" office:value-type="string">
            <text:p>5 LP</text:p>
          </table:table-cell>
          <table:table-cell table:style-name="ce41" table:number-columns-repeated="2"/>
          <table:table-cell table:style-name="ce41" office:value-type="string">
            <text:p>6 LP</text:p>
          </table:table-cell>
          <table:table-cell table:style-name="ce41" table:number-columns-repeated="2"/>
          <table:table-cell table:style-name="ce52" office:value-type="string">
            <text:p>0 LP</text:p>
          </table:table-cell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covered-table-cell table:style-name="ce3"/>
          <table:table-cell table:style-name="ce4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/>
          <table:table-cell table:style-name="ce12" table:number-columns-repeated="3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37"/>
          <table:table-cell table:style-name="ce57" table:number-columns-repeated="2"/>
          <table:table-cell table:style-name="ce62"/>
          <table:table-cell table:style-name="ce60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number-columns-repeated="18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6"/>
          <table:table-cell table:style-name="ce4" table:number-columns-spanned="1" table:number-rows-spanned="5"/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/>
          <table:table-cell table:style-name="ce12"/>
          <table:table-cell table:style-name="ce37" table:number-columns-spanned="1" table:number-rows-spanned="5"/>
          <table:table-cell table:style-name="ce9" table:number-columns-spanned="1" table:number-rows-spanned="5"/>
          <table:table-cell table:style-name="ce12"/>
          <table:table-cell table:style-name="ce37"/>
          <table:table-cell table:style-name="ce9"/>
          <table:table-cell table:style-name="ce12" table:number-columns-repeated="2"/>
          <table:table-cell table:style-name="ce9"/>
          <table:table-cell table:style-name="ce12"/>
          <table:table-cell table:style-name="ce12" table:number-columns-spanned="1" table:number-rows-spanned="5"/>
          <table:table-cell table:style-name="ce58" table:number-columns-spanned="1" table:number-rows-spanned="5"/>
          <table:table-cell table:style-name="ce57" office:value-type="float" office:value="10" table:number-columns-spanned="1" table:number-rows-spanned="5">
            <text:p>10</text:p>
          </table:table-cell>
          <table:table-cell table:style-name="ce62" table:number-columns-spanned="1" table:number-rows-spanned="5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/>
          <table:covered-table-cell table:style-name="ce4"/>
          <table:table-cell table:style-name="ce13" office:value-type="string" table:number-columns-spanned="7" table:number-rows-spanned="1">
            <text:p>Handlungsorientierte Anwendungen</text:p>
          </table:table-cell>
          <table:covered-table-cell table:style-name="ce18"/>
          <table:covered-table-cell table:style-name="ce18"/>
          <table:covered-table-cell table:style-name="ce26"/>
          <table:covered-table-cell table:style-name="ce28"/>
          <table:covered-table-cell table:style-name="ce28"/>
          <table:covered-table-cell table:style-name="ce33"/>
          <table:covered-table-cell table:style-name="ce36"/>
          <table:covered-table-cell table:style-name="ce17"/>
          <table:table-cell/>
          <table:table-cell table:style-name="ce42"/>
          <table:table-cell table:number-columns-repeated="2"/>
          <table:table-cell table:style-name="ce42"/>
          <table:table-cell table:number-columns-repeated="2"/>
          <table:covered-table-cell table:style-name="ce12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 office:value-type="string">
            <text:p>Schlüssel-</text:p>
          </table:table-cell>
          <table:covered-table-cell table:style-name="ce4"/>
          <table:table-cell table:style-name="ce14" office:value-type="string" table:number-columns-spanned="7" table:number-rows-spanned="1">
            <text:p>Module im Umfang von 10 LP, zum Beispiel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4"/>
          <table:covered-table-cell table:style-name="ce42"/>
          <table:covered-table-cell/>
          <table:table-cell/>
          <table:table-cell table:style-name="ce42"/>
          <table:table-cell table:number-columns-repeated="2"/>
          <table:table-cell table:style-name="ce42"/>
          <table:table-cell table:number-columns-repeated="2"/>
          <table:covered-table-cell table:style-name="ce17"/>
          <table:covered-table-cell table:style-name="ce59"/>
          <table:covered-table-cell table:style-name="ce62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 office:value-type="string">
            <text:p>qualifikation</text:p>
          </table:table-cell>
          <table:covered-table-cell table:style-name="ce4"/>
          <table:table-cell table:style-name="ce15" office:value-type="string">
            <text:p>2 LP</text:p>
          </table:table-cell>
          <table:table-cell table:style-name="ce20" table:number-columns-repeated="2"/>
          <table:table-cell table:style-name="ce20" office:value-type="string">
            <text:p>3 LP</text:p>
          </table:table-cell>
          <table:table-cell table:style-name="ce20" table:number-columns-repeated="2"/>
          <table:table-cell table:style-name="ce35" office:value-type="string">
            <text:p>5 LP</text:p>
          </table:table-cell>
          <table:covered-table-cell table:style-name="ce43"/>
          <table:covered-table-cell table:style-name="ce36"/>
          <table:table-cell/>
          <table:table-cell table:style-name="ce42"/>
          <table:table-cell table:number-columns-repeated="2"/>
          <table:table-cell table:style-name="ce42"/>
          <table:table-cell table:number-columns-repeated="2"/>
          <table:covered-table-cell table:style-name="ce12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3"/>
          <table:covered-table-cell table:style-name="ce4"/>
          <table:table-cell table:style-name="ce12"/>
          <table:table-cell table:style-name="ce17" table:number-columns-repeated="2"/>
          <table:table-cell table:style-name="ce12"/>
          <table:table-cell table:style-name="ce17"/>
          <table:table-cell table:style-name="ce23"/>
          <table:table-cell table:style-name="ce12"/>
          <table:covered-table-cell table:style-name="ce12"/>
          <table:covered-table-cell table:style-name="ce9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/>
          <table:table-cell table:style-name="ce12"/>
          <table:covered-table-cell table:style-name="ce12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2">
          <table:table-cell table:style-name="ce2" table:number-columns-spanned="22" table:number-rows-spanned="1"/>
          <table:covered-table-cell table:number-columns-repeated="18"/>
          <table:covered-table-cell table:style-name="ce57"/>
          <table:covered-table-cell table:style-name="ce57"/>
          <table:covered-table-cell table:style-name="ce62"/>
          <table:table-cell table:style-name="ce60" table:number-columns-repeated="234"/>
          <table:table-cell table:number-columns-repeated="768"/>
        </table:table-row>
        <table:table-row table:style-name="ro4">
          <table:table-cell table:style-name="ce1" office:value-type="string">
            <text:p>Summe</text:p>
          </table:table-cell>
          <table:table-cell table:style-name="ce10"/>
          <table:table-cell table:style-name="ce16" office:value-type="string">
            <text:p>31 LP</text:p>
          </table:table-cell>
          <table:table-cell table:style-name="ce16"/>
          <table:table-cell table:style-name="ce24"/>
          <table:table-cell table:style-name="ce16" office:value-type="string">
            <text:p>37 LP</text:p>
          </table:table-cell>
          <table:table-cell table:style-name="ce16"/>
          <table:table-cell table:style-name="ce24"/>
          <table:table-cell table:style-name="ce16" office:value-type="string">
            <text:p>35 LP</text:p>
          </table:table-cell>
          <table:table-cell table:style-name="ce16"/>
          <table:table-cell table:style-name="ce24"/>
          <table:table-cell table:style-name="ce16" office:value-type="string">
            <text:p>22 LP</text:p>
          </table:table-cell>
          <table:table-cell table:style-name="ce16"/>
          <table:table-cell table:style-name="ce24"/>
          <table:table-cell table:style-name="ce16" office:value-type="string">
            <text:p>35 LP</text:p>
          </table:table-cell>
          <table:table-cell table:style-name="ce16"/>
          <table:table-cell table:style-name="ce24"/>
          <table:table-cell table:style-name="ce16" office:value-type="string">
            <text:p>21 LP</text:p>
          </table:table-cell>
          <table:table-cell table:style-name="ce54"/>
          <table:table-cell table:style-name="ce24"/>
          <table:table-cell table:style-name="ce16" table:formula="of:=21+35+22+36+35+31" office:value-type="float" office:value="180">
            <text:p>180</text:p>
          </table:table-cell>
          <table:table-cell table:style-name="ce54"/>
          <table:table-cell table:style-name="ce60" table:number-columns-repeated="234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2"/>
          <table:table-cell table:style-name="ce21"/>
          <table:table-cell/>
          <table:table-cell table:style-name="ce27" office:value-type="string">
            <text:p>Pflichtmodule</text:p>
          </table:table-cell>
          <table:table-cell table:style-name="ce17" table:number-columns-repeated="2"/>
          <table:table-cell table:style-name="ce12"/>
          <table:table-cell table:style-name="ce40"/>
          <table:table-cell/>
          <table:table-cell table:style-name="ce27" office:value-type="string">
            <text:p>Nebenfachmodule</text:p>
          </table:table-cell>
          <table:table-cell table:style-name="ce17" table:number-columns-repeated="2"/>
          <table:table-cell table:style-name="ce12" table:number-columns-repeated="5"/>
          <table:table-cell table:style-name="ce60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2"/>
          <table:table-cell table:style-name="ce22"/>
          <table:table-cell/>
          <table:table-cell table:style-name="ce27" office:value-type="string">
            <text:p>Wahlpflichtmodule</text:p>
          </table:table-cell>
          <table:table-cell table:style-name="ce17" table:number-columns-repeated="2"/>
          <table:table-cell table:style-name="ce12"/>
          <table:table-cell table:style-name="ce19"/>
          <table:table-cell/>
          <table:table-cell table:style-name="ce27" office:value-type="string">
            <text:p>Pflichtmodule mit Wahlmöglichkeiten der Lehrveranstaltungen</text:p>
          </table:table-cell>
          <table:table-cell table:style-name="ce17" table:number-columns-repeated="2"/>
          <table:table-cell table:style-name="ce12" table:number-columns-repeated="5"/>
          <table:table-cell table:style-name="ce60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2"/>
          <table:table-cell table:number-columns-repeated="5"/>
          <table:table-cell table:style-name="ce12" table:number-columns-repeated="11"/>
          <table:table-cell table:style-name="ce60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2"/>
          <table:table-cell table:number-columns-repeated="7"/>
          <table:table-cell table:style-name="ce12" table:number-columns-repeated="9"/>
          <table:table-cell table:style-name="ce60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2"/>
          <table:table-cell table:number-columns-repeated="6"/>
          <table:table-cell table:style-name="ce12" table:number-columns-repeated="10"/>
          <table:table-cell table:style-name="ce60" table:number-columns-repeated="237"/>
          <table:table-cell table:number-columns-repeated="768"/>
        </table:table-row>
        <table:table-row table:style-name="ro3" table:number-rows-repeated="65488">
          <table:table-cell table:style-name="ce4" table:number-columns-repeated="2"/>
          <table:table-cell table:style-name="ce12"/>
          <table:table-cell table:style-name="ce17" table:number-columns-repeated="2"/>
          <table:table-cell table:style-name="ce12"/>
          <table:table-cell table:style-name="ce17" table:number-columns-repeated="2"/>
          <table:table-cell table:style-name="ce12" table:number-columns-repeated="11"/>
          <table:table-cell table:style-name="ce60" table:number-columns-repeated="237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1" svg:font-family="Albany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3.02cm" fo:page-height="21.59cm" style:num-format="1" style:print-orientation="landscape" fo:margin-top="1cm" fo:margin-bottom="1cm" fo:margin-left="0.499cm" fo:margin-right="0.499cm" style:first-page-number="continue" style:scale-to="8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01.10.2010</text:date>, <text:time>19:54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Winfried Hellmann</meta:initial-creator>
    <meta:creation-date>2003-01-01T04:22:14</meta:creation-date>
    <dc:date>2010-10-01T19:54:28</dc:date>
    <dc:language>de-DE</dc:language>
    <meta:editing-cycles>87</meta:editing-cycles>
    <meta:editing-duration>PT09H00M11S</meta:editing-duration>
    <meta:document-statistic meta:table-count="1" meta:cell-count="89" meta:object-count="0"/>
    <meta:user-defined meta:name="Info 1"/>
    <meta:user-defined meta:name="Info 2"/>
    <meta:user-defined meta:name="Info 3"/>
    <meta:user-defined meta:name="Info 4"/>
  </office:meta>
</office:document-meta>
</file>